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rankenstein Gargantuan Grundy Abilities</text:p>
      <text:p text:style-name="P5"/>
      <text:p text:style-name="P3">Level 1-5</text:p>
      <text:p text:style-name="P3"/>
      <text:p text:style-name="P4">Cantrip:</text:p>
      <text:p text:style-name="P4"/>
      <text:p text:style-name="P2">Born on a Monday</text:p>
      <text:p text:style-name="P1">Range: </text:p>
      <text:p text:style-name="P1">Action: </text:p>
      <text:p text:style-name="P1">Duration: </text:p>
      <text:p text:style-name="P1">Description: </text:p>
      <text:p text:style-name="P1"/>
      <text:p text:style-name="P2">Christened on Tuesday</text:p>
      <text:p text:style-name="P2"/>
      <text:p text:style-name="P2">Married on Wednesday</text:p>
      <text:p text:style-name="P2"/>
      <text:p text:style-name="P2">Took ill on Thursday</text:p>
      <text:p text:style-name="P2"/>
      <text:p text:style-name="P2">Grew worse on Friday</text:p>
      <text:p text:style-name="P2"/>
      <text:p text:style-name="P2">Died on Saturday</text:p>
      <text:p text:style-name="P2"/>
      <text:p text:style-name="P2">Buried on Sunday</text:p>
      <text:p text:style-name="P2"/>
      <text:p text:style-name="P2">That was the end</text:p>
      <text:p text:style-name="P2"/>
      <text:p text:style-name="P4">Level 15 Ultimate:</text:p>
      <text:p text:style-name="P2">Of Solomon Grun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35:40.40</meta:creation-date>
    <dc:date>2015-03-21T18:57:01.88</dc:date>
    <meta:editing-duration>PT12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7" meta:word-count="45" meta:character-count="275"/>
  </office:meta>
</office:document-meta>
</file>